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ccffff" draw:textarea-horizontal-align="center" draw:textarea-vertical-align="middle"/>
    </style:style>
    <style:style style:name="gr7" style:family="graphic" style:parent-style-name="standard">
      <style:graphic-properties draw:fill-color="#00ff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7.5cm" svg:height="4cm" svg:x="5.581cm" svg:y="2.919cm">
          <text:p text:style-name="P1">Debian</text:p>
        </draw:rect>
        <draw:rect draw:style-name="gr2" draw:text-style-name="P1" draw:id="id2" draw:layer="layout" svg:width="2.5cm" svg:height="1cm" svg:x="6.081cm" svg:y="8.419cm">
          <text:p text:style-name="P1">Ubuntu</text:p>
        </draw:rect>
        <draw:ellipse draw:style-name="gr3" draw:text-style-name="P2" draw:id="id1" draw:layer="layout" svg:width="4cm" svg:height="1cm" svg:x="6.581cm" svg:y="5.419cm">
          <text:p text:style-name="P1">unstable/Sid</text:p>
        </draw:ellipse>
        <draw:ellipse draw:style-name="gr3" draw:text-style-name="P2" draw:layer="layout" svg:width="2cm" svg:height="1cm" svg:x="6.181cm" svg:y="3.919cm">
          <text:p text:style-name="P1">stable</text:p>
        </draw:ellipse>
        <draw:ellipse draw:style-name="gr3" draw:text-style-name="P2" draw:layer="layout" svg:width="2.5cm" svg:height="1cm" svg:x="9.981cm" svg:y="4.119cm">
          <text:p text:style-name="P1">testing</text:p>
        </draw:ellipse>
        <draw:rect draw:style-name="gr2" draw:text-style-name="P1" draw:id="id3" draw:layer="layout" svg:width="4cm" svg:height="1cm" svg:x="2.581cm" svg:y="10.419cm">
          <text:p text:style-name="P1">gNewSense</text:p>
        </draw:rect>
        <draw:rect draw:style-name="gr4" draw:text-style-name="P1" draw:id="id5" draw:layer="layout" svg:width="3.5cm" svg:height="1cm" svg:x="13.081cm" svg:y="8.419cm">
          <text:p text:style-name="P1">Knoppix</text:p>
        </draw:rect>
        <draw:connector draw:style-name="gr5" draw:text-style-name="P2" draw:layer="layout" draw:type="curve" svg:x1="8.581cm" svg:y1="6.419cm" svg:x2="7.331cm" svg:y2="8.419cm" draw:start-shape="id1" draw:start-glue-point="2" draw:end-shape="id2" draw:end-glue-point="0">
          <text:p/>
        </draw:connector>
        <draw:connector draw:style-name="gr5" draw:text-style-name="P2" draw:layer="layout" draw:type="curve" svg:x1="7.331cm" svg:y1="9.419cm" svg:x2="4.581cm" svg:y2="10.419cm" draw:start-shape="id2" draw:start-glue-point="2" draw:end-shape="id3" draw:end-glue-point="0">
          <text:p/>
        </draw:connector>
        <draw:connector draw:style-name="gr5" draw:text-style-name="P2" draw:layer="layout" draw:type="curve" svg:x1="13.081cm" svg:y1="4.919cm" svg:x2="14.831cm" svg:y2="8.419cm" draw:start-shape="id4" draw:start-glue-point="1" draw:end-shape="id5" draw:end-glue-point="0">
          <text:p/>
        </draw:connector>
        <draw:rect draw:style-name="gr6" draw:text-style-name="P1" draw:id="id6" draw:layer="layout" svg:width="3.5cm" svg:height="1cm" svg:x="10.081cm" svg:y="10.419cm">
          <text:p text:style-name="P1">Mepis</text:p>
        </draw:rect>
        <draw:connector draw:style-name="gr5" draw:text-style-name="P2" draw:layer="layout" draw:type="curve" svg:x1="8.581cm" svg:y1="6.419cm" svg:x2="11.831cm" svg:y2="10.419cm" draw:start-shape="id1" draw:start-glue-point="2" draw:end-shape="id6" draw:end-glue-point="0">
          <text:p/>
        </draw:connector>
        <draw:connector draw:style-name="gr5" draw:text-style-name="P2" draw:layer="layout" draw:type="curve" svg:x1="14.831cm" svg:y1="9.419cm" svg:x2="11.831cm" svg:y2="10.419cm" draw:start-shape="id5" draw:start-glue-point="2" draw:end-shape="id6" draw:end-glue-point="0">
          <text:p/>
        </draw:connector>
        <draw:rect draw:style-name="gr4" draw:text-style-name="P1" draw:id="id7" draw:layer="layout" svg:width="3.5cm" svg:height="1cm" svg:x="15.081cm" svg:y="10.419cm">
          <text:p text:style-name="P1">Helix</text:p>
        </draw:rect>
        <draw:connector draw:style-name="gr5" draw:text-style-name="P2" draw:layer="layout" draw:type="curve" svg:x1="14.831cm" svg:y1="9.419cm" svg:x2="16.831cm" svg:y2="10.419cm" draw:start-shape="id5" draw:start-glue-point="2" draw:end-shape="id7" draw:end-glue-point="0">
          <text:p/>
        </draw:connector>
        <draw:rect draw:style-name="gr7" draw:text-style-name="P1" draw:id="id8" draw:layer="layout" svg:width="3.5cm" svg:height="1cm" svg:x="1.081cm" svg:y="8.419cm">
          <text:p text:style-name="P1">Hiweed</text:p>
        </draw:rect>
        <draw:connector draw:style-name="gr5" draw:text-style-name="P2" draw:layer="layout" draw:type="curve" svg:x1="2.831cm" svg:y1="8.419cm" svg:x2="5.581cm" svg:y2="4.919cm" draw:start-shape="id8" draw:start-glue-point="0" draw:end-shape="id4" draw:end-glue-point="3">
          <text:p/>
        </draw:connector>
        <draw:connector draw:style-name="gr5" draw:text-style-name="P2" draw:layer="layout" draw:type="curve" svg:x1="4.581cm" svg:y1="8.919cm" svg:x2="6.081cm" svg:y2="8.919cm" draw:start-shape="id8" draw:start-glue-point="1" draw:end-shape="id2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4T17:58:21</meta:creation-date>
    <dc:date>2007-12-07T14:42:34</dc:date>
    <dc:language>en-US</dc:language>
    <meta:editing-cycles>3</meta:editing-cycles>
    <meta:editing-duration>PT15M55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